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4.99cm" fo:min-width="27.122cm"/>
    </style:style>
    <style:style style:name="gr2" style:family="graphic" style:parent-style-name="objectwithoutfill">
      <style:graphic-properties fo:min-height="2.2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.992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3.243cm" fo:min-width="5.215cm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3.56cm" fo:min-width="9.343cm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608cm" fo:min-width="6.48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972cm" fo:min-width="6.168cm"/>
      <style:paragraph-properties style:writing-mode="lr-tb"/>
    </style:style>
    <style:style style:name="gr14" style:family="graphic" style:parent-style-name="standard">
      <style:graphic-properties svg:stroke-color="#c9211e" draw:fill-color="#c9211e" draw:textarea-horizontal-align="justify" draw:textarea-vertical-align="middle" draw:auto-grow-height="false" fo:min-height="2.608cm" fo:min-width="9.343cm"/>
      <style:paragraph-properties style:writing-mode="lr-tb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objectwithoutfill">
      <style:graphic-properties svg:stroke-width="0.106cm" svg:stroke-color="#c9211e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color="#c9211e" draw:fill-color="#c9211e" draw:textarea-horizontal-align="justify" draw:textarea-vertical-align="middle" draw:auto-grow-height="false" fo:min-height="3.56cm" fo:min-width="8.072cm"/>
      <style:paragraph-properties style:writing-mode="lr-tb"/>
    </style:style>
    <style:style style:name="gr19" style:family="graphic" style:parent-style-name="objectwithoutfill">
      <style:graphic-properties svg:stroke-width="0.106cm" svg:stroke-color="#c9211e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1" style:family="graphic" style:parent-style-name="objectwithoutfill">
      <style:graphic-properties svg:stroke-color="#c9211e" draw:marker-end="Arrowheads_20_12" draw:marker-end-width="0.3cm" draw:fill="none" draw:textarea-vertical-align="middle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9211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22cm" svg:height="15.24cm" svg:x="1.635cm" svg:y="14.652cm">
          <text:p/>
          <draw:enhanced-geometry svg:viewBox="0 0 21600 21600" draw:type="rectangle" draw:enhanced-path="M 0 0 L 21600 0 21600 21600 0 21600 0 0 Z N"/>
        </draw:custom-shape>
        <draw:frame draw:style-name="gr2" xml:id="id1" draw:id="id1" draw:layer="layout" svg:width="7.303cm" svg:height="2.858cm" svg:x="8.619cm" svg:y="10.842cm">
          <draw:text-box>
            <text:p>RobotControl</text:p>
            <text:p><text:span text:style-name="T1">setMotorSpeed(index, speed)</text:span></text:p>
            <text:p><text:span text:style-name="T1">setAllMotorSpeeds(m0,m1,m2,m3)</text:span></text:p>
            <text:p><text:span text:style-name="T1">move(meters,speed)</text:span></text:p>
            <text:p><text:span text:style-name="T1">rotate(degrees,speed)</text:span></text:p>
          </draw:text-box>
        </draw:frame>
        <draw:custom-shape draw:style-name="gr3" draw:text-style-name="P2" xml:id="id2" draw:id="id2" draw:layer="layout" svg:width="3.492cm" svg:height="1.905cm" svg:x="1.952cm" svg:y="19.638cm">
          <text:p text:style-name="P2">Mo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492cm" svg:height="1.905cm" svg:x="5.762cm" svg:y="19.638cm">
          <text:p text:style-name="P2">Mo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492cm" svg:height="1.905cm" svg:x="9.572cm" svg:y="19.638cm">
          <text:p text:style-name="P2">Mo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492cm" svg:height="1.905cm" svg:x="13.382cm" svg:y="19.638cm">
          <text:p text:style-name="P2">Moto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27cm" svg:y1="13.7cm" svg:x2="3.698cm" svg:y2="19.638cm" draw:start-shape="id1" draw:start-glue-point="2" draw:end-shape="id2" draw:end-glue-point="0" svg:d="M12270 13700v2969h-8572v2969" svg:viewBox="0 0 8573 5939">
          <text:p/>
        </draw:connector>
        <draw:connector draw:style-name="gr5" draw:text-style-name="P3" draw:layer="layout" svg:x1="12.27cm" svg:y1="13.7cm" svg:x2="7.508cm" svg:y2="19.638cm" draw:start-shape="id1" draw:start-glue-point="2" draw:end-shape="id3" draw:end-glue-point="0" svg:d="M12270 13700v2969h-4762v2969" svg:viewBox="0 0 4763 5939">
          <text:p/>
        </draw:connector>
        <draw:connector draw:style-name="gr6" draw:text-style-name="P3" draw:layer="layout" svg:x1="12.27cm" svg:y1="13.7cm" svg:x2="11.318cm" svg:y2="19.638cm" draw:start-shape="id1" draw:start-glue-point="2" draw:end-shape="id4" svg:d="M12270 13700v2969h-952v2969" svg:viewBox="0 0 953 5939">
          <text:p/>
        </draw:connector>
        <draw:connector draw:style-name="gr7" draw:text-style-name="P3" draw:layer="layout" svg:x1="12.27cm" svg:y1="13.7cm" svg:x2="15.128cm" svg:y2="19.638cm" draw:start-shape="id1" draw:start-glue-point="2" draw:end-shape="id5" draw:end-glue-point="0" svg:d="M12270 13700v2969h2858v2969" svg:viewBox="0 0 2859 5939">
          <text:p/>
        </draw:connector>
        <draw:custom-shape draw:style-name="gr8" draw:text-style-name="P2" xml:id="id6" draw:id="id6" draw:layer="layout" svg:width="5.715cm" svg:height="3.493cm" svg:x="17.828cm" svg:y="18.462cm">
          <text:p text:style-name="P2">Arduino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20.685cm" svg:y1="18.462cm" svg:x2="15.922cm" svg:y2="12.271cm" draw:start-shape="id6" draw:start-glue-point="0" draw:end-shape="id1" draw:end-glue-point="1" svg:d="M20685 18462v-6191h-4763" svg:viewBox="0 0 4764 6192">
          <text:p/>
        </draw:connector>
        <draw:custom-shape draw:style-name="gr10" draw:text-style-name="P2" xml:id="id7" draw:id="id7" draw:layer="layout" svg:width="9.843cm" svg:height="3.81cm" svg:x="15.922cm" svg:y="25.447cm">
          <text:p text:style-name="P2">Sensors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20.843cm" svg:y1="25.447cm" svg:x2="20.685cm" svg:y2="21.955cm" draw:start-shape="id7" draw:start-glue-point="0" draw:end-shape="id6" draw:end-glue-point="2" svg:d="M20843 25447v-1746h-158v-1746" svg:viewBox="0 0 159 3493">
          <text:p/>
        </draw:connector>
        <draw:custom-shape draw:style-name="gr12" draw:text-style-name="P2" xml:id="id9" draw:id="id9" draw:layer="layout" svg:width="6.985cm" svg:height="2.858cm" svg:x="2.27cm" svg:y="1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13" draw:text-style-name="P2" xml:id="id8" draw:id="id8" draw:layer="layout" svg:width="6.668cm" svg:height="2.222cm" svg:x="2.269cm" svg:y="5.763cm">
          <text:p text:style-name="P2">Web Server</text:p>
          <draw:enhanced-geometry svg:viewBox="0 0 21600 21600" draw:type="rectangle" draw:enhanced-path="M 0 0 L 21600 0 21600 21600 0 21600 0 0 Z N"/>
        </draw:custom-shape>
        <draw:custom-shape draw:style-name="gr14" draw:text-style-name="P4" xml:id="id10" draw:id="id10" draw:layer="layout" svg:width="9.843cm" svg:height="2.858cm" svg:x="18.462cm" svg:y="2.587cm">
          <text:p text:style-name="P2">Autonomous Algorithms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5.603cm" svg:y1="7.985cm" svg:x2="8.619cm" svg:y2="12.271cm" draw:start-shape="id8" draw:start-glue-point="2" draw:end-shape="id1" draw:end-glue-point="3" svg:d="M5603 7985v4286h3016" svg:viewBox="0 0 3017 4287">
          <text:p/>
        </draw:connector>
        <draw:connector draw:style-name="gr16" draw:text-style-name="P3" draw:layer="layout" svg:x1="5.762cm" svg:y1="3.858cm" svg:x2="5.603cm" svg:y2="5.763cm" draw:start-shape="id9" draw:start-glue-point="2" draw:end-shape="id8" draw:end-glue-point="0" svg:d="M5762 3858v953h-159v952" svg:viewBox="0 0 160 1906">
          <text:p/>
        </draw:connector>
        <draw:connector draw:style-name="gr17" draw:text-style-name="P3" draw:layer="layout" draw:line-skew="-1.747cm" svg:x1="23.383cm" svg:y1="5.445cm" svg:x2="12.27cm" svg:y2="10.842cm" draw:start-shape="id10" draw:start-glue-point="2" draw:end-shape="id1" draw:end-glue-point="0" svg:d="M23383 5445v952h-11113v4445" svg:viewBox="0 0 11114 5398">
          <text:p/>
        </draw:connector>
        <draw:custom-shape draw:style-name="gr18" draw:text-style-name="P4" xml:id="id11" draw:id="id11" draw:layer="layout" svg:width="8.572cm" svg:height="3.81cm" svg:x="20.908cm" svg:y="9.572cm">
          <text:p text:style-name="P2">Simulator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line-skew="-1.086cm" svg:x1="14.922cm" svg:y1="10.679cm" svg:x2="25.194cm" svg:y2="9.572cm" draw:end-shape="id11" draw:end-glue-point="0" svg:d="M14922 10679v-2694h10272v1587" svg:viewBox="0 0 10273 2695">
          <text:p/>
        </draw:connector>
        <draw:frame draw:style-name="gr20" draw:text-style-name="P5" draw:layer="layout" svg:width="5.715cm" svg:height="2.384cm" svg:x="1.952cm" svg:y="14.97cm">
          <draw:text-box>
            <text:p>NON-SIMULATOR</text:p>
          </draw:text-box>
        </draw:frame>
        <draw:connector draw:style-name="gr21" draw:text-style-name="P3" draw:layer="layout" svg:x1="20.908cm" svg:y1="11.477cm" svg:x2="15.922cm" svg:y2="12.271cm" draw:start-shape="id11" draw:start-glue-point="3" draw:end-shape="id1" draw:end-glue-point="1" svg:d="M20908 11477h-2493v794h-2493" svg:viewBox="0 0 4987 79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08T18:36:47.658000000</meta:creation-date>
    <dc:date>2020-10-08T18:55:03.409000000</dc:date>
    <meta:editing-duration>PT7M19S</meta:editing-duration>
    <meta:editing-cycles>1</meta:editing-cycles>
    <meta:document-statistic meta:object-count="24"/>
    <meta:generator>LibreOffice/7.0.2.2$Windows_X86_64 LibreOffice_project/8349ace3c3162073abd90d81fd06dcfb6b36b994</meta:generator>
  </office:meta>
</office:document-meta>
</file>